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014" officeooo:paragraph-rsid="0016d014"/>
    </style:style>
    <style:style style:name="P2" style:family="paragraph" style:parent-style-name="Standard">
      <style:text-properties officeooo:rsid="0016d3fc" officeooo:paragraph-rsid="0016d014"/>
    </style:style>
    <style:style style:name="P3" style:family="paragraph" style:parent-style-name="Standard">
      <style:text-properties officeooo:rsid="0016d3fc" officeooo:paragraph-rsid="0016d3fc"/>
    </style:style>
    <style:style style:name="P4" style:family="paragraph" style:parent-style-name="Standard">
      <style:text-properties officeooo:rsid="0018f7f1" officeooo:paragraph-rsid="0018f7f1"/>
    </style:style>
    <style:style style:name="T1" style:family="text">
      <style:text-properties officeooo:rsid="0016d3fc"/>
    </style:style>
    <style:style style:name="T2" style:family="text">
      <style:text-properties officeooo:rsid="0018f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14/02/<text:span text:style-name="T2">2015</text:span></text:p>
      <text:p text:style-name="P1"/>
      <text:p text:style-name="P1">Ficam definid<text:span text:style-name="T1">o</text:span>s os módulos que serão desenvolvidos em forma de serviços.<text:line-break/><text:line-break/>Os módulos serão ASPE User, que cuida do gerenciamento de usuários, ASPE Turmas que garante <text:span text:style-name="T1">a <text:s text:c="2"/>gerência de matrículas de alunos em suas respectivos cursos e turmas. ASPE Cursos que visa manter os dados de cursos, disciplinas e programação das disciplinas. ASPE Questões que gerencia o banco de questões da aplicação e ASPE Provas que gera dinamicamente as provas baseada nos criterios definidos pelo coordenador, assim como permite a realização dela pelos alunos.</text:span></text:p>
      <text:p text:style-name="P2"/>
      <text:p text:style-name="P3">ASPE Front será o projeto de criação de front-end (html,css e javascript) da aplicação.</text:p>
      <text:p text:style-name="P3"/>
      <text:p text:style-name="P4">Foi criado o projeto ASPEUserBundle no github. <text:line-break/><text:line-break/>Ainda deverão ser criados os demais projetos de acordo com a nossa disponibilidade.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zys </meta:initial-creator>
    <meta:creation-date>2015-02-14T17:25:27.694136870</meta:creation-date>
    <dc:date>2015-02-14T18:41:46.944475991</dc:date>
    <dc:creator>Genezys </dc:creator>
    <meta:editing-duration>PT1H1M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120" meta:character-count="776" meta:non-whitespace-character-count="654"/>
  </office:meta>
</office:document-meta>
</file>